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3000000A3DAC1B05B691BB363.png" manifest:media-type="image/png"/>
  <manifest:file-entry manifest:full-path="Pictures/10000000000000EB000000D684ED01812987A148.png" manifest:media-type="image/png"/>
  <manifest:file-entry manifest:full-path="Pictures/100002010000003000000030F7ACE2FDEA842118.png" manifest:media-type="image/png"/>
  <manifest:file-entry manifest:full-path="Pictures/100002010000008000000080275CCC1557067994.png" manifest:media-type="image/png"/>
  <manifest:file-entry manifest:full-path="Pictures/1000020100000080000000806041585CE350B1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31cm"/>
    </style:style>
    <style:style style:name="gr3" style:family="graphic" style:parent-style-name="standard">
      <style:graphic-properties draw:stroke="none" svg:stroke-color="#000000" draw:fill="none" draw:fill-color="#ffffff" fo:min-height="0.166cm"/>
    </style:style>
    <style:style style:name="gr4" style:family="graphic" style:parent-style-name="standard">
      <style:graphic-properties draw:stroke="none" svg:stroke-color="#000000" draw:fill="none" draw:fill-color="#ffffff" fo:min-height="0.15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113cm"/>
    </style:style>
    <style:style style:name="gr7" style:family="graphic" style:parent-style-name="standard">
      <style:graphic-properties svg:stroke-color="#111111" draw:fill-color="#111111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117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fo:min-height="0.023cm"/>
    </style:style>
    <style:style style:name="gr11" style:family="graphic" style:parent-style-name="standard">
      <style:graphic-properties svg:stroke-width="0.007cm" svg:stroke-color="#000000" draw:marker-start-width="0.21cm" draw:marker-end-width="0.21cm" draw:textarea-vertical-align="middle" fo:padding-top="0.128cm" fo:padding-bottom="0.128cm" fo:padding-left="0.253cm" fo:padding-right="0.253cm"/>
    </style:style>
    <style:style style:name="gr12" style:family="graphic" style:parent-style-name="standard">
      <style:graphic-properties draw:stroke="none" svg:stroke-color="#000000" draw:fill="none" draw:fill-color="#ffffff" fo:min-height="0.0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4" style:family="paragraph">
      <loext:graphic-properties draw:fill="none" draw:fill-color="#ffffff"/>
      <style:text-properties fo:font-size="4pt" style:font-size-asian="4pt" style:font-size-complex="4pt"/>
    </style:style>
    <style:style style:name="P5" style:family="paragraph">
      <loext:graphic-properties draw:fill="none" draw:fill-color="#ffffff"/>
      <style:text-properties fo:font-size="4pt" fo:font-style="normal" style:font-size-asian="4pt" style:font-style-asian="normal" style:font-size-complex="4pt" style:font-style-complex="normal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4pt" fo:font-style="italic" style:font-size-asian="4pt" style:font-style-asian="italic" style:font-size-complex="4pt" style:font-style-complex="italic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size="4pt" fo:font-style="italic" style:font-size-asian="4pt" style:font-style-asian="italic" style:font-size-complex="4pt" style:font-style-complex="italic"/>
    </style:style>
    <style:style style:name="T3" style:family="text">
      <style:text-properties fo:font-size="4pt" fo:font-style="normal" style:font-size-asian="4pt" style:font-style-asian="normal" style:font-size-complex="4pt" style:font-style-complex="normal"/>
    </style:style>
    <style:style style:name="T4" style:family="text">
      <style:text-properties fo:font-size="2.90000009536743pt" fo:font-style="italic" style:font-size-asian="2.90000009536743pt" style:font-style-asian="italic" style:font-size-complex="2.9000000953674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0.397cm" svg:height="0.397cm" svg:x="0.35cm" svg:y="1.72cm">
          <draw:image xlink:href="Pictures/100002010000008000000080275CCC1557067994.png" xlink:type="simple" xlink:show="embed" xlink:actuate="onLoad">
            <text:p/>
          </draw:image>
        </draw:frame>
        <draw:frame draw:style-name="gr2" draw:text-style-name="P3" draw:layer="layout" svg:width="1.27cm" svg:height="0.581cm" svg:x="-0.116cm" svg:y="1.99cm">
          <draw:text-box>
            <text:p text:style-name="P2"><text:span text:style-name="T1">inode_</text:span><text:span text:style-name="T2">xyz</text:span></text:p>
          </draw:text-box>
        </draw:frame>
        <draw:frame draw:style-name="gr1" draw:text-style-name="P1" draw:layer="layout" svg:width="0.271cm" svg:height="0.271cm" svg:x="1.309cm" svg:y="0.1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3" draw:id="id3" draw:layer="layout" svg:width="0.271cm" svg:height="0.271cm" svg:x="1.309cm" svg:y="0.414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4" draw:id="id4" draw:layer="layout" svg:width="0.271cm" svg:height="0.271cm" svg:x="1.308cm" svg:y="0.73cm">
          <draw:image xlink:href="Pictures/1000020100000080000000806041585CE350B1E7.png" xlink:type="simple" xlink:show="embed" xlink:actuate="onLoad">
            <text:p/>
          </draw:image>
        </draw:frame>
        <draw:frame draw:style-name="gr3" draw:text-style-name="P4" xml:id="id2" draw:id="id2" draw:layer="layout" svg:width="1.003cm" svg:height="0.416cm" svg:x="1.321cm" svg:y="0.028cm">
          <draw:text-box>
            <text:p><text:span text:style-name="T3">inode</text:span></text:p>
          </draw:text-box>
        </draw:frame>
        <draw:frame draw:style-name="gr4" draw:text-style-name="P5" draw:layer="layout" svg:width="1.637cm" svg:height="0.416cm" svg:x="1.322cm" svg:y="0.368cm">
          <draw:text-box>
            <text:p><text:span text:style-name="T3">ctime</text:span></text:p>
          </draw:text-box>
        </draw:frame>
        <draw:frame draw:style-name="gr4" draw:text-style-name="P5" draw:layer="layout" svg:width="1.637cm" svg:height="0.416cm" svg:x="1.312cm" svg:y="0.691cm">
          <draw:text-box>
            <text:p><text:span text:style-name="T3">mtime</text:span></text:p>
          </draw:text-box>
        </draw:frame>
        <draw:frame draw:style-name="gr1" draw:text-style-name="P1" draw:layer="layout" svg:width="0.271cm" svg:height="0.271cm" svg:x="1.309cm" svg:y="1.051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6" draw:id="id6" draw:layer="layout" svg:width="0.271cm" svg:height="0.271cm" svg:x="1.309cm" svg:y="1.371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7" draw:id="id7" draw:layer="layout" svg:width="0.271cm" svg:height="0.271cm" svg:x="1.309cm" svg:y="1.697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draw:layer="layout" svg:width="0.271cm" svg:height="0.271cm" svg:x="1.309cm" svg:y="2.016cm">
          <draw:image xlink:href="Pictures/1000020100000080000000806041585CE350B1E7.png" xlink:type="simple" xlink:show="embed" xlink:actuate="onLoad">
            <text:p/>
          </draw:image>
        </draw:frame>
        <draw:frame draw:style-name="gr4" draw:text-style-name="P5" xml:id="id5" draw:id="id5" draw:layer="layout" svg:width="1.637cm" svg:height="0.416cm" svg:x="1.324cm" svg:y="1.004cm">
          <draw:text-box>
            <text:p><text:span text:style-name="T3">atime</text:span></text:p>
          </draw:text-box>
        </draw:frame>
        <draw:frame draw:style-name="gr4" draw:text-style-name="P5" draw:layer="layout" svg:width="1.637cm" svg:height="0.416cm" svg:x="1.325cm" svg:y="1.308cm">
          <draw:text-box>
            <text:p><text:span text:style-name="T3">rdev</text:span></text:p>
          </draw:text-box>
        </draw:frame>
        <draw:frame draw:style-name="gr4" draw:text-style-name="P5" draw:layer="layout" svg:width="1.637cm" svg:height="0.416cm" svg:x="1.326cm" svg:y="1.643cm">
          <draw:text-box>
            <text:p><text:span text:style-name="T3">uid</text:span></text:p>
          </draw:text-box>
        </draw:frame>
        <draw:frame draw:style-name="gr4" draw:text-style-name="P5" xml:id="id8" draw:id="id8" draw:layer="layout" svg:width="1.637cm" svg:height="0.416cm" svg:x="1.327cm" svg:y="1.958cm">
          <draw:text-box>
            <text:p><text:span text:style-name="T3">gid</text:span></text:p>
          </draw:text-box>
        </draw:frame>
        <draw:frame draw:style-name="gr5" draw:text-style-name="P2" xml:id="id9" draw:id="id9" draw:layer="layout" svg:width="0.228cm" svg:height="0.228cm" svg:x="1.298cm" svg:y="2.364cm">
          <draw:image xlink:href="Pictures/100002010000003000000030F7ACE2FDEA842118.png" xlink:type="simple" xlink:show="embed" xlink:actuate="onLoad">
            <text:p/>
          </draw:image>
        </draw:frame>
        <draw:frame draw:style-name="gr4" draw:text-style-name="P5" draw:layer="layout" svg:width="1.637cm" svg:height="0.416cm" svg:x="1.338cm" svg:y="2.268cm">
          <draw:text-box>
            <text:p><text:span text:style-name="T3">isFile</text:span></text:p>
          </draw:text-box>
        </draw:frame>
        <draw:frame draw:style-name="gr1" draw:text-style-name="P1" xml:id="id11" draw:id="id11" draw:layer="layout" svg:width="0.34cm" svg:height="0.34cm" svg:x="1.308cm" svg:y="3.122cm">
          <draw:image xlink:href="Pictures/100002010000008000000080275CCC1557067994.png" xlink:type="simple" xlink:show="embed" xlink:actuate="onLoad">
            <text:p/>
          </draw:image>
        </draw:frame>
        <draw:frame draw:style-name="gr1" draw:text-style-name="P1" xml:id="id12" draw:id="id12" draw:layer="layout" svg:width="0.34cm" svg:height="0.34cm" svg:x="1.308cm" svg:y="3.921cm">
          <draw:image xlink:href="Pictures/100002010000008000000080275CCC1557067994.png" xlink:type="simple" xlink:show="embed" xlink:actuate="onLoad">
            <text:p/>
          </draw:image>
        </draw:frame>
        <draw:frame draw:style-name="gr5" draw:text-style-name="P2" draw:layer="layout" svg:width="0.255cm" svg:height="0.232cm" svg:x="2.543cm" svg:y="2.911cm">
          <draw:image xlink:href="Pictures/10000000000000EB000000D684ED01812987A148.png" xlink:type="simple" xlink:show="embed" xlink:actuate="onLoad">
            <text:p/>
          </draw:image>
        </draw:frame>
        <draw:frame draw:style-name="gr5" draw:text-style-name="P2" xml:id="id10" draw:id="id10" draw:layer="layout" svg:width="0.255cm" svg:height="0.317cm" svg:x="1.307cm" svg:y="2.622cm">
          <draw:image xlink:href="Pictures/1000000000000083000000A3DAC1B05B691BB363.png" xlink:type="simple" xlink:show="embed" xlink:actuate="onLoad">
            <text:p/>
          </draw:image>
        </draw:frame>
        <draw:frame draw:style-name="gr4" draw:text-style-name="P5" draw:layer="layout" svg:width="1.637cm" svg:height="0.416cm" svg:x="1.344cm" svg:y="2.553cm">
          <draw:text-box>
            <text:p><text:span text:style-name="T3">nlinks</text:span></text:p>
          </draw:text-box>
        </draw:frame>
        <draw:frame draw:style-name="gr5" draw:text-style-name="P2" draw:layer="layout" svg:width="0.255cm" svg:height="0.232cm" svg:x="2.544cm" svg:y="3.341cm">
          <draw:image xlink:href="Pictures/10000000000000EB000000D684ED01812987A148.png" xlink:type="simple" xlink:show="embed" xlink:actuate="onLoad">
            <text:p/>
          </draw:image>
        </draw:frame>
        <draw:frame draw:style-name="gr1" draw:text-style-name="P1" draw:layer="layout" svg:width="0.271cm" svg:height="0.271cm" svg:x="2.586cm" svg:y="3.636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draw:layer="layout" svg:width="0.271cm" svg:height="0.271cm" svg:x="2.604cm" svg:y="4.158cm">
          <draw:image xlink:href="Pictures/1000020100000080000000806041585CE350B1E7.png" xlink:type="simple" xlink:show="embed" xlink:actuate="onLoad">
            <text:p/>
          </draw:image>
        </draw:frame>
        <draw:g>
          <draw:frame draw:style-name="gr1" draw:text-style-name="P1" draw:layer="layout" svg:width="0.43cm" svg:height="0.43cm" svg:x="3.11cm" svg:y="1.602cm">
            <draw:image xlink:href="Pictures/1000020100000080000000806041585CE350B1E7.png" xlink:type="simple" xlink:show="embed" xlink:actuate="onLoad">
              <text:p/>
            </draw:image>
          </draw:frame>
          <draw:frame draw:style-name="gr6" draw:text-style-name="P3" draw:layer="layout" svg:width="1.237cm" svg:height="0.416cm" svg:x="2.684cm" svg:y="1.991cm">
            <draw:text-box>
              <text:p text:style-name="P2"><text:span text:style-name="T1">data_</text:span><text:span text:style-name="T2">x</text:span><text:span text:style-name="T2">yz</text:span></text:p>
            </draw:text-box>
          </draw:frame>
        </draw:g>
        <draw:custom-shape draw:style-name="gr7" draw:text-style-name="P6" draw:layer="layout" svg:width="0.031cm" svg:height="0.031cm" svg:x="2.656cm" svg:y="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1cm" svg:height="0.031cm" svg:x="2.656cm" svg:y="3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1cm" svg:height="0.031cm" svg:x="2.65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1cm" svg:height="0.031cm" svg:x="2.68cm" svg:y="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1cm" svg:height="0.031cm" svg:x="2.68cm" svg:y="4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1cm" svg:height="0.031cm" svg:x="2.68cm" svg:y="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098cm" svg:height="0.416cm" svg:x="1.045cm" svg:y="3.353cm">
          <draw:text-box>
            <text:p><text:span text:style-name="T3">childre</text:span><text:span text:style-name="T3">n</text:span></text:p>
          </draw:text-box>
        </draw:frame>
        <draw:frame draw:style-name="gr8" draw:text-style-name="P5" draw:layer="layout" svg:width="0.97cm" svg:height="0.416cm" svg:x="1.046cm" svg:y="4.202cm">
          <draw:text-box>
            <text:p><text:span text:style-name="T3">hlinks</text:span></text:p>
          </draw:text-box>
        </draw:frame>
        <draw:frame draw:style-name="gr9" draw:text-style-name="P8" draw:layer="layout" svg:width="0.889cm" svg:height="0.37cm" svg:x="1.889cm" svg:y="2.858cm">
          <draw:text-box>
            <text:p text:style-name="P7"><text:span text:style-name="T4">file.</text:span><text:span text:style-name="T4">txt</text:span></text:p>
          </draw:text-box>
        </draw:frame>
        <draw:frame draw:style-name="gr10" draw:text-style-name="P8" draw:layer="layout" svg:width="1.701cm" svg:height="0.37cm" svg:x="2.58cm" svg:y="2.835cm">
          <draw:text-box>
            <text:p text:style-name="P7"><text:span text:style-name="T4">{in</text:span><text:span text:style-name="T4">ode</text:span><text:span text:style-name="T4">_1, </text:span><text:span text:style-name="T4">ino</text:span><text:span text:style-name="T4">de_</text:span><text:span text:style-name="T4">2,...</text:span><text:span text:style-name="T4">}</text:span></text:p>
          </draw:text-box>
        </draw:frame>
        <draw:frame draw:style-name="gr9" draw:text-style-name="P8" draw:layer="layout" svg:width="0.889cm" svg:height="0.37cm" svg:x="1.978cm" svg:y="3.598cm">
          <draw:text-box>
            <text:p text:style-name="P7"><text:span text:style-name="T4">p_ino1</text:span></text:p>
          </draw:text-box>
        </draw:frame>
        <draw:frame draw:style-name="gr9" draw:text-style-name="P8" draw:layer="layout" svg:width="0.889cm" svg:height="0.37cm" svg:x="2.643cm" svg:y="3.606cm">
          <draw:text-box>
            <text:p text:style-name="P7"><text:span text:style-name="T4">fold</text:span><text:span text:style-name="T4">erA</text:span></text:p>
          </draw:text-box>
        </draw:frame>
        <draw:connector draw:style-name="gr11" draw:text-style-name="P2" draw:layer="layout" draw:line-skew="-0.247cm 0cm 0.179cm" svg:x1="0.747cm" svg:y1="1.918cm" svg:x2="1.321cm" svg:y2="0.236cm" draw:start-shape="id1" draw:start-glue-point="1" draw:end-shape="id2" draw:end-glue-point="3" svg:d="M747 1918h253v-836-846h321" svg:viewBox="0 0 575 1683">
          <text:p/>
        </draw:connector>
        <draw:connector draw:style-name="gr11" draw:text-style-name="P2" draw:layer="layout" draw:line-skew="0.222cm" svg:x1="0.747cm" svg:y1="1.918cm" svg:x2="1.309cm" svg:y2="0.549cm" draw:end-shape="id3" draw:end-glue-point="3" svg:d="M747 1918h253v-1369h309" svg:viewBox="0 0 563 1370">
          <text:p/>
        </draw:connector>
        <draw:connector draw:style-name="gr11" draw:text-style-name="P2" draw:layer="layout" draw:line-skew="0.222cm" svg:x1="0.747cm" svg:y1="1.919cm" svg:x2="1.308cm" svg:y2="0.865cm" draw:end-shape="id4" draw:end-glue-point="3" svg:d="M747 1919h253v-1054h308" svg:viewBox="0 0 562 1055">
          <text:p/>
        </draw:connector>
        <draw:connector draw:style-name="gr11" draw:text-style-name="P2" draw:layer="layout" draw:line-skew="0.214cm" svg:x1="0.748cm" svg:y1="1.919cm" svg:x2="1.324cm" svg:y2="1.212cm" draw:end-shape="id5" draw:end-glue-point="3" svg:d="M748 1919h252v-707h324" svg:viewBox="0 0 577 708">
          <text:p/>
        </draw:connector>
        <draw:connector draw:style-name="gr11" draw:text-style-name="P2" draw:layer="layout" draw:line-skew="0.221cm" svg:x1="0.748cm" svg:y1="1.92cm" svg:x2="1.309cm" svg:y2="1.506cm" draw:end-shape="id6" svg:d="M748 1920h252v-414h309" svg:viewBox="0 0 562 415">
          <text:p/>
        </draw:connector>
        <draw:connector draw:style-name="gr11" draw:text-style-name="P2" draw:layer="layout" draw:line-skew="0.221cm" svg:x1="0.749cm" svg:y1="1.92cm" svg:x2="1.309cm" svg:y2="1.832cm" draw:end-shape="id7" draw:end-glue-point="3" svg:d="M749 1920h251v-88h309" svg:viewBox="0 0 561 89">
          <text:p/>
        </draw:connector>
        <draw:connector draw:style-name="gr11" draw:text-style-name="P2" draw:layer="layout" draw:line-skew="0.212cm" svg:x1="0.749cm" svg:y1="1.92cm" svg:x2="1.327cm" svg:y2="2.166cm" draw:end-shape="id8" draw:end-glue-point="3" svg:d="M749 1920h251v246h327" svg:viewBox="0 0 579 247">
          <text:p/>
        </draw:connector>
        <draw:connector draw:style-name="gr11" draw:text-style-name="P2" draw:layer="layout" draw:line-skew="0.226cm" svg:x1="0.749cm" svg:y1="1.92cm" svg:x2="1.298cm" svg:y2="2.478cm" draw:end-shape="id9" draw:end-glue-point="3" svg:d="M749 1920h251v558h298" svg:viewBox="0 0 550 559">
          <text:p/>
        </draw:connector>
        <draw:connector draw:style-name="gr11" draw:text-style-name="P2" draw:layer="layout" draw:line-skew="0.221cm" svg:x1="0.75cm" svg:y1="1.92cm" svg:x2="1.307cm" svg:y2="2.78cm" draw:end-shape="id10" draw:end-glue-point="3" svg:d="M750 1920h250v860h307" svg:viewBox="0 0 558 861">
          <text:p/>
        </draw:connector>
        <draw:connector draw:style-name="gr11" draw:text-style-name="P2" draw:layer="layout" draw:line-skew="0.22cm" svg:x1="0.751cm" svg:y1="1.92cm" svg:x2="1.308cm" svg:y2="3.292cm" draw:end-shape="id11" draw:end-glue-point="3" svg:d="M751 1920h249v1372h308" svg:viewBox="0 0 558 1373">
          <text:p/>
        </draw:connector>
        <draw:connector draw:style-name="gr11" draw:text-style-name="P2" draw:layer="layout" draw:line-skew="0.22cm" svg:x1="0.752cm" svg:y1="1.92cm" svg:x2="1.308cm" svg:y2="4.091cm" draw:end-shape="id12" draw:end-glue-point="3" svg:d="M752 1920h248v2171h308" svg:viewBox="0 0 557 2172">
          <text:p/>
        </draw:connector>
        <draw:connector draw:style-name="gr11" draw:text-style-name="P2" draw:layer="layout" draw:line-skew="-0.132cm" svg:x1="1.648cm" svg:y1="3.292cm" svg:x2="2.099cm" svg:y2="3.03cm" draw:start-shape="id11" draw:start-glue-point="1" svg:d="M1648 3292h368v-262h83" svg:viewBox="0 0 452 263">
          <text:p/>
        </draw:connector>
        <draw:connector draw:style-name="gr11" draw:text-style-name="P2" draw:layer="layout" draw:line-skew="0.155cm" svg:x1="1.649cm" svg:y1="3.292cm" svg:x2="2.072cm" svg:y2="3.488cm" svg:d="M1649 3292h367v196h56" svg:viewBox="0 0 424 197">
          <text:p/>
        </draw:connector>
        <draw:frame draw:style-name="gr9" draw:text-style-name="P8" draw:layer="layout" svg:width="0.889cm" svg:height="0.37cm" svg:x="1.89cm" svg:y="3.298cm">
          <draw:text-box>
            <text:p text:style-name="P7"><text:span text:style-name="T4">folderB</text:span></text:p>
          </draw:text-box>
        </draw:frame>
        <draw:connector draw:style-name="gr11" draw:text-style-name="P2" draw:layer="layout" draw:line-skew="-0.156cm" svg:x1="1.648cm" svg:y1="4.091cm" svg:x2="2.196cm" svg:y2="3.788cm" draw:start-shape="id12" draw:start-glue-point="1" svg:d="M1648 4091h368v-303h180" svg:viewBox="0 0 549 304">
          <text:p/>
        </draw:connector>
        <draw:connector draw:style-name="gr11" draw:text-style-name="P2" draw:layer="layout" draw:line-skew="0.089cm" svg:x1="1.648cm" svg:y1="4.092cm" svg:x2="2.205cm" svg:y2="4.33cm" svg:d="M1648 4092h368v238h189" svg:viewBox="0 0 558 239">
          <text:p/>
        </draw:connector>
        <draw:frame draw:style-name="gr9" draw:text-style-name="P8" draw:layer="layout" svg:width="0.889cm" svg:height="0.37cm" svg:x="1.979cm" svg:y="4.134cm">
          <draw:text-box>
            <text:p text:style-name="P7"><text:span text:style-name="T4">p_ino2</text:span></text:p>
          </draw:text-box>
        </draw:frame>
        <draw:frame draw:style-name="gr12" draw:text-style-name="P8" draw:layer="layout" svg:width="1.15cm" svg:height="0.37cm" svg:x="2.644cm" svg:y="4.134cm">
          <draw:text-box>
            <text:p text:style-name="P7"><text:span text:style-name="T4">M</text:span><text:span text:style-name="T4">y</text:span><text:span text:style-name="T4">F</text:span><text:span text:style-name="T4">ol</text:span><text:span text:style-name="T4">d</text:span><text:span text:style-name="T4">e</text:span><text:span text:style-name="T4">r</text:span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988cm" fo:page-height="4.5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1:21:18.181033154</meta:creation-date>
    <dc:date>2017-11-09T11:49:19.861764383</dc:date>
    <meta:editing-duration>PT25M7S</meta:editing-duration>
    <meta:editing-cycles>6</meta:editing-cycles>
    <meta:generator>LibreOffice/5.4.2.2.0$Linux_X86_64 LibreOffice_project/40m0$Build-2</meta:generator>
    <meta:document-statistic meta:object-count="59"/>
  </office:meta>
</office:document-meta>
</file>